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A863F37D.png"/>
  <manifest:file-entry manifest:media-type="image/png" manifest:full-path="Pictures/100000000000055600000300DF2655AD.png"/>
  <manifest:file-entry manifest:media-type="image/png" manifest:full-path="Pictures/100000000000055600000300A7B0042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shadow="hidden" draw:color-mode="standard" draw:luminance="0%" draw:contrast="0%" draw:gamma="100%" draw:red="0%" draw:green="0%" draw:blue="0%" fo:clip="rect(0.079cm, 10.882cm, 3.74cm, 10.297cm)" draw:image-opacity="100%" style:mirror="none"/>
    </style:style>
    <style:style style:name="gr2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.522cm, 15.663cm, 6.516cm, 1.541cm)" draw:image-opacity="100%" style:mirror="none"/>
    </style:style>
    <style:style style:name="gr3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6.362cm, 14.103cm, 7.76cm, 1.497cm)" draw:image-opacity="100%" style:mirror="none"/>
    </style:style>
    <style:style style:name="gr4" style:family="graphic" style:parent-style-name="standard">
      <style:graphic-properties draw:stroke="none" svg:stroke-width="0cm" svg:stroke-color="#ff0000" draw:marker-start-width="0.2cm" draw:marker-end-width="0.2cm" draw:fill="solid" draw:fill-color="#ff0000" draw:textarea-horizontal-align="justify" draw:textarea-vertical-align="middle" draw:auto-grow-height="false" fo:padding-top="0.025cm" fo:padding-bottom="0.025cm" fo:padding-left="0.15cm" fo:padding-right="0.1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6.223cm" svg:height="16.101cm" svg:x="0.3cm" svg:y="0.381cm">
          <draw:image xlink:href="Pictures/100000000000055600000300DF2655AD.png" xlink:type="simple" xlink:show="embed" xlink:actuate="onLoad">
            <text:p/>
          </draw:image>
        </draw:frame>
        <draw:frame draw:style-name="gr2" draw:text-style-name="P1" draw:layer="layout" svg:width="11.943cm" svg:height="8.143cm" svg:x="6.486cm" svg:y="5.031cm">
          <draw:image xlink:href="Pictures/100000000000055600000300A7B0042D.png" xlink:type="simple" xlink:show="embed" xlink:actuate="onLoad">
            <text:p/>
          </draw:image>
        </draw:frame>
        <draw:frame draw:style-name="gr3" draw:text-style-name="P1" draw:layer="layout" svg:width="11.934cm" svg:height="3.6cm" svg:x="6.499cm" svg:y="0.82cm">
          <draw:image xlink:href="Pictures/100000000000055600000300A863F37D.png" xlink:type="simple" xlink:show="embed" xlink:actuate="onLoad">
            <text:p/>
          </draw:image>
        </draw:frame>
        <draw:custom-shape draw:style-name="gr4" draw:text-style-name="P1" draw:layer="layout" svg:width="1.501cm" svg:height="0.786cm" draw:transform="rotate (0.481187274774745) translate (4.093cm 2.7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501cm" svg:height="0.786cm" draw:transform="rotate (-0.633903584325407) translate (4.641cm 8.40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.2cm" svg:stroke-color="#000000" draw:marker-start-width="0.6cm" draw:marker-start-center="false" draw:marker-end-width="0.6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4cm" fo:margin-bottom="0cm" fo:margin-left="0cm" fo:margin-right="0cm" fo:page-width="19cm" fo:page-height="1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6T22:00:30</meta:creation-date>
    <dc:date>2012-04-06T22:54:11</dc:date>
    <meta:editing-duration>PT00H23M00S</meta:editing-duration>
    <meta:editing-cycles>2</meta:editing-cycles>
    <meta:generator>OpenOffice.org/3.0$Linux OpenOffice.org_project/300m15$Build-937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